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05.19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38.81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76.6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 style:data-style-name="N0">
      <style:text-properties style:font-name="Arial"/>
    </style:style>
    <style:style style:name="ce3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esultLQEn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enviosSolicitados</text:p>
          </table:table-cell>
          <table:table-cell office:value-type="string" calcext:value-type="string">
            <text:p>enviosEfetivos</text:p>
          </table:table-cell>
          <table:table-cell office:value-type="string" calcext:value-type="string">
            <text:p>acksRecebidos</text:p>
          </table:table-cell>
          <table:table-cell office:value-type="string" calcext:value-type="string">
            <text:p>retransmissoes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taxaEntrega</text:p>
          </table:table-cell>
          <table:table-cell office:value-type="string" calcext:value-type="string">
            <text:p>tempoMedioRecebAck</text:p>
          </table:table-cell>
          <table:table-cell office:value-type="string" calcext:value-type="string">
            <text:p>desvioPadraoAck</text:p>
          </table:table-cell>
          <table:table-cell office:value-type="string" calcext:value-type="string">
            <text:p>treinos</text:p>
          </table:table-cell>
          <table:table-cell office:value-type="string" calcext:value-type="string">
            <text:p>conceptDrif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olhas</text:p>
          </table:table-cell>
          <table:table-cell office:value-type="string" calcext:value-type="string">
            <text:p>avgGai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usto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7:3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.08764940239044" calcext:value-type="float">
            <text:p>2.08764940239044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office:value-type="float" office:value="131.554027888446" calcext:value-type="float">
            <text:p>131.554027888446</text:p>
          </table:table-cell>
          <table:table-cell table:style-name="ce1" office:value-type="float" office:value="117.182249459998" calcext:value-type="float">
            <text:p>117.1822494599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13, 7]</text:p>
          </table:table-cell>
          <table:table-cell table:style-name="ce1" office:value-type="string" calcext:value-type="string">
            <text:p>[17]</text:p>
          </table:table-cell>
          <table:table-cell table:style-name="ce1" office:value-type="float" office:value="50.5325047801147" calcext:value-type="float">
            <text:p>50.5325047801147</text:p>
          </table:table-cell>
          <table:table-cell table:style-name="ce1" office:value-type="float" office:value="2.48352984574759" calcext:value-type="float">
            <text:p>2.48352984574759</text:p>
          </table:table-cell>
          <table:table-cell table:style-name="ce1" office:value-type="float" office:value="523" calcext:value-type="float">
            <text:p>523</text:p>
          </table:table-cell>
          <table:table-cell table:style-name="ce1" table:formula="of:=[.R2]*[.P2]" office:value-type="float" office:value="26428.5" calcext:value-type="float">
            <text:p>26428.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39:5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.68774703557312" calcext:value-type="float">
            <text:p>1.68774703557312</text:p>
          </table:table-cell>
          <table:table-cell table:style-name="ce1" office:value-type="float" office:value="100.796812749004" calcext:value-type="float">
            <text:p>100.796812749004</text:p>
          </table:table-cell>
          <table:table-cell table:style-name="ce1" office:value-type="float" office:value="134.976403162055" calcext:value-type="float">
            <text:p>134.976403162055</text:p>
          </table:table-cell>
          <table:table-cell table:style-name="ce1" office:value-type="float" office:value="137.577555526574" calcext:value-type="float">
            <text:p>137.5775555265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52.7388497652582" calcext:value-type="float">
            <text:p>52.7388497652582</text:p>
          </table:table-cell>
          <table:table-cell table:style-name="ce1" office:value-type="float" office:value="0.229867977954036" calcext:value-type="float">
            <text:p>0.229867977954036</text:p>
          </table:table-cell>
          <table:table-cell table:style-name="ce1" office:value-type="float" office:value="426" calcext:value-type="float">
            <text:p>426</text:p>
          </table:table-cell>
          <table:table-cell table:style-name="ce1" table:formula="of:=[.R3]*[.P3]" office:value-type="float" office:value="22466.75" calcext:value-type="float">
            <text:p>22466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2:0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.82936507936508" calcext:value-type="float">
            <text:p>1.82936507936508</text:p>
          </table:table-cell>
          <table:table-cell table:style-name="ce1" office:value-type="float" office:value="100.398406374502" calcext:value-type="float">
            <text:p>100.398406374502</text:p>
          </table:table-cell>
          <table:table-cell table:style-name="ce1" office:value-type="float" office:value="16.1751785714286" calcext:value-type="float">
            <text:p>16.1751785714286</text:p>
          </table:table-cell>
          <table:table-cell table:style-name="ce1" office:value-type="float" office:value="25.8908249811055" calcext:value-type="float">
            <text:p>25.890824981105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13, 9, 9, 11, 11]</text:p>
          </table:table-cell>
          <table:table-cell table:style-name="ce1" office:value-type="string" calcext:value-type="string">
            <text:p>[14, 15, 16, 16]</text:p>
          </table:table-cell>
          <table:table-cell table:style-name="ce1" office:value-type="float" office:value="51.5103260869565" calcext:value-type="float">
            <text:p>51.5103260869565</text:p>
          </table:table-cell>
          <table:table-cell table:style-name="ce1" office:value-type="float" office:value="2.55010163952894" calcext:value-type="float">
            <text:p>2.55010163952894</text:p>
          </table:table-cell>
          <table:table-cell table:style-name="ce1" office:value-type="float" office:value="460" calcext:value-type="float">
            <text:p>460</text:p>
          </table:table-cell>
          <table:table-cell table:style-name="ce1" table:formula="of:=[.R4]*[.P4]" office:value-type="float" office:value="23694.75" calcext:value-type="float">
            <text:p>23694.7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3:45:3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1.98775510204082" calcext:value-type="float">
            <text:p>1.98775510204082</text:p>
          </table:table-cell>
          <table:table-cell table:style-name="ce1" office:value-type="float" office:value="97.6095617529881" calcext:value-type="float">
            <text:p>97.6095617529881</text:p>
          </table:table-cell>
          <table:table-cell table:style-name="ce1" office:value-type="float" office:value="139.680857142857" calcext:value-type="float">
            <text:p>139.680857142857</text:p>
          </table:table-cell>
          <table:table-cell table:style-name="ce1" office:value-type="float" office:value="131.125197904094" calcext:value-type="float">
            <text:p>131.12519790409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13, 7, 3]</text:p>
          </table:table-cell>
          <table:table-cell table:style-name="ce1" office:value-type="string" calcext:value-type="string">
            <text:p>[12, 6]</text:p>
          </table:table-cell>
          <table:table-cell table:style-name="ce1" office:value-type="float" office:value="47.7710905349794" calcext:value-type="float">
            <text:p>47.7710905349794</text:p>
          </table:table-cell>
          <table:table-cell table:style-name="ce1" office:value-type="float" office:value="3.53912474416576" calcext:value-type="float">
            <text:p>3.53912474416576</text:p>
          </table:table-cell>
          <table:table-cell table:style-name="ce1" office:value-type="float" office:value="486" calcext:value-type="float">
            <text:p>486</text:p>
          </table:table-cell>
          <table:table-cell table:style-name="ce1" table:formula="of:=[.R5]*[.P5]" office:value-type="float" office:value="23216.75" calcext:value-type="float">
            <text:p>23216.75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48:46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41" calcext:value-type="float">
            <text:p>441</text:p>
          </table:table-cell>
          <table:table-cell office:value-type="float" office:value="258" calcext:value-type="float">
            <text:p>258</text:p>
          </table:table-cell>
          <table:table-cell office:value-type="float" office:value="190" calcext:value-type="float">
            <text:p>190</text:p>
          </table:table-cell>
          <table:table-cell office:value-type="float" office:value="1.7093023255814" calcext:value-type="float">
            <text:p>1.7093023255814</text:p>
          </table:table-cell>
          <table:table-cell office:value-type="float" office:value="102.788844621514" calcext:value-type="float">
            <text:p>102.788844621514</text:p>
          </table:table-cell>
          <table:table-cell office:value-type="float" office:value="129.083492248062" calcext:value-type="float">
            <text:p>129.083492248062</text:p>
          </table:table-cell>
          <table:table-cell office:value-type="float" office:value="122.335017315435" calcext:value-type="float">
            <text:p>122.335017315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392045454546" calcext:value-type="float">
            <text:p>52.7392045454546</text:p>
          </table:table-cell>
          <table:table-cell office:value-type="float" office:value="0.226189892020104" calcext:value-type="float">
            <text:p>0.226189892020104</text:p>
          </table:table-cell>
          <table:table-cell office:value-type="float" office:value="440" calcext:value-type="float">
            <text:p>440</text:p>
          </table:table-cell>
          <table:table-cell table:formula="of:=[.R6]*[.P6]" office:value-type="float" office:value="23205.25" calcext:value-type="float">
            <text:p>23205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1:17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544" calcext:value-type="float">
            <text:p>544</text:p>
          </table:table-cell>
          <table:table-cell office:value-type="float" office:value="239" calcext:value-type="float">
            <text:p>239</text:p>
          </table:table-cell>
          <table:table-cell office:value-type="float" office:value="293" calcext:value-type="float">
            <text:p>293</text:p>
          </table:table-cell>
          <table:table-cell office:value-type="float" office:value="2.27615062761506" calcext:value-type="float">
            <text:p>2.27615062761506</text:p>
          </table:table-cell>
          <table:table-cell office:value-type="float" office:value="95.2191235059761" calcext:value-type="float">
            <text:p>95.2191235059761</text:p>
          </table:table-cell>
          <table:table-cell office:value-type="float" office:value="130.585460251046" calcext:value-type="float">
            <text:p>130.585460251046</text:p>
          </table:table-cell>
          <table:table-cell office:value-type="float" office:value="126.887751100146" calcext:value-type="float">
            <text:p>126.88775110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2523020258" calcext:value-type="float">
            <text:p>52.7412523020258</text:p>
          </table:table-cell>
          <table:table-cell office:value-type="float" office:value="0.203654224502425" calcext:value-type="float">
            <text:p>0.203654224502425</text:p>
          </table:table-cell>
          <table:table-cell office:value-type="float" office:value="543" calcext:value-type="float">
            <text:p>543</text:p>
          </table:table-cell>
          <table:table-cell table:formula="of:=[.R7]*[.P7]" office:value-type="float" office:value="28638.5" calcext:value-type="float">
            <text:p>28638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4:00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479" calcext:value-type="float">
            <text:p>479</text:p>
          </table:table-cell>
          <table:table-cell office:value-type="float" office:value="247" calcext:value-type="float">
            <text:p>247</text:p>
          </table:table-cell>
          <table:table-cell office:value-type="float" office:value="228" calcext:value-type="float">
            <text:p>228</text:p>
          </table:table-cell>
          <table:table-cell office:value-type="float" office:value="1.93927125506073" calcext:value-type="float">
            <text:p>1.93927125506073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62.2431578947369" calcext:value-type="float">
            <text:p>62.2431578947369</text:p>
          </table:table-cell>
          <table:table-cell office:value-type="float" office:value="100.709509907501" calcext:value-type="float">
            <text:p>100.709509907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0627615063" calcext:value-type="float">
            <text:p>52.7400627615063</text:p>
          </table:table-cell>
          <table:table-cell office:value-type="float" office:value="0.217032564690894" calcext:value-type="float">
            <text:p>0.217032564690894</text:p>
          </table:table-cell>
          <table:table-cell office:value-type="float" office:value="478" calcext:value-type="float">
            <text:p>478</text:p>
          </table:table-cell>
          <table:table-cell table:formula="of:=[.R8]*[.P8]" office:value-type="float" office:value="25209.75" calcext:value-type="float">
            <text:p>25209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3:58:0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498" calcext:value-type="float">
            <text:p>498</text:p>
          </table:table-cell>
          <table:table-cell office:value-type="float" office:value="245" calcext:value-type="float">
            <text:p>245</text:p>
          </table:table-cell>
          <table:table-cell office:value-type="float" office:value="248" calcext:value-type="float">
            <text:p>248</text:p>
          </table:table-cell>
          <table:table-cell office:value-type="float" office:value="2.03265306122449" calcext:value-type="float">
            <text:p>2.03265306122449</text:p>
          </table:table-cell>
          <table:table-cell office:value-type="float" office:value="98" calcext:value-type="float">
            <text:p>98</text:p>
          </table:table-cell>
          <table:table-cell office:value-type="float" office:value="111.103183673469" calcext:value-type="float">
            <text:p>111.103183673469</text:p>
          </table:table-cell>
          <table:table-cell office:value-type="float" office:value="123.027171621536" calcext:value-type="float">
            <text:p>123.027171621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4426559356" calcext:value-type="float">
            <text:p>52.7404426559356</text:p>
          </table:table-cell>
          <table:table-cell office:value-type="float" office:value="0.212852158739981" calcext:value-type="float">
            <text:p>0.212852158739981</text:p>
          </table:table-cell>
          <table:table-cell office:value-type="float" office:value="497" calcext:value-type="float">
            <text:p>497</text:p>
          </table:table-cell>
          <table:table-cell table:formula="of:=[.R9]*[.P9]" office:value-type="float" office:value="26212" calcext:value-type="float">
            <text:p>26212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1: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.15040650406504" calcext:value-type="float">
            <text:p>2.15040650406504</text:p>
          </table:table-cell>
          <table:table-cell table:style-name="ce1" office:value-type="float" office:value="98.00796812749" calcext:value-type="float">
            <text:p>98.00796812749</text:p>
          </table:table-cell>
          <table:table-cell table:style-name="ce1" office:value-type="float" office:value="17.6345528455285" calcext:value-type="float">
            <text:p>17.6345528455285</text:p>
          </table:table-cell>
          <table:table-cell table:style-name="ce1" office:value-type="float" office:value="42.0729899487896" calcext:value-type="float">
            <text:p>42.072989948789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7878787879" calcext:value-type="float">
            <text:p>46.0037878787879</text:p>
          </table:table-cell>
          <table:table-cell table:style-name="ce1" office:value-type="float" office:value="0.0869563657821894" calcext:value-type="float">
            <text:p>0.086956365782189</text:p>
          </table:table-cell>
          <table:table-cell table:style-name="ce1" office:value-type="float" office:value="528" calcext:value-type="float">
            <text:p>528</text:p>
          </table:table-cell>
          <table:table-cell table:style-name="ce1" table:formula="of:=[.R10]*[.P10]" office:value-type="float" office:value="24290" calcext:value-type="float">
            <text:p>24290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4:3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2.425" calcext:value-type="float">
            <text:p>2.42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119.989545833333" calcext:value-type="float">
            <text:p>119.989545833333</text:p>
          </table:table-cell>
          <table:table-cell table:style-name="ce1" office:value-type="float" office:value="107.129526025032" calcext:value-type="float">
            <text:p>107.12952602503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4423407917" calcext:value-type="float">
            <text:p>46.0034423407917</text:p>
          </table:table-cell>
          <table:table-cell table:style-name="ce1" office:value-type="float" office:value="0.082902544432305" calcext:value-type="float">
            <text:p>0.082902544432305</text:p>
          </table:table-cell>
          <table:table-cell table:style-name="ce1" office:value-type="float" office:value="581" calcext:value-type="float">
            <text:p>581</text:p>
          </table:table-cell>
          <table:table-cell table:style-name="ce1" table:formula="of:=[.R11]*[.P11]" office:value-type="float" office:value="26728" calcext:value-type="float">
            <text:p>26728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07:4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.39662447257384" calcext:value-type="float">
            <text:p>2.39662447257384</text:p>
          </table:table-cell>
          <table:table-cell table:style-name="ce1" office:value-type="float" office:value="94.4223107569721" calcext:value-type="float">
            <text:p>94.4223107569721</text:p>
          </table:table-cell>
          <table:table-cell table:style-name="ce1" office:value-type="float" office:value="14.9953080168776" calcext:value-type="float">
            <text:p>14.9953080168776</text:p>
          </table:table-cell>
          <table:table-cell table:style-name="ce1" office:value-type="float" office:value="23.9051987987038" calcext:value-type="float">
            <text:p>23.90519879870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5273368607" calcext:value-type="float">
            <text:p>46.0035273368607</text:p>
          </table:table-cell>
          <table:table-cell table:style-name="ce1" office:value-type="float" office:value="0.0839180053147818" calcext:value-type="float">
            <text:p>0.083918005314782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formula="of:=[.R12]*[.P12]" office:value-type="float" office:value="26084" calcext:value-type="float">
            <text:p>26084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10:4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.18548387096774" calcext:value-type="float">
            <text:p>2.18548387096774</text:p>
          </table:table-cell>
          <table:table-cell table:style-name="ce1" office:value-type="float" office:value="98.804780876494" calcext:value-type="float">
            <text:p>98.804780876494</text:p>
          </table:table-cell>
          <table:table-cell table:style-name="ce1" office:value-type="float" office:value="137.123278225806" calcext:value-type="float">
            <text:p>137.123278225806</text:p>
          </table:table-cell>
          <table:table-cell table:style-name="ce1" office:value-type="float" office:value="124.519994855208" calcext:value-type="float">
            <text:p>124.519994855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46.003696857671" calcext:value-type="float">
            <text:p>46.003696857671</text:p>
          </table:table-cell>
          <table:table-cell table:style-name="ce1" office:value-type="float" office:value="0.0859072091580203" calcext:value-type="float">
            <text:p>0.08590720915802</text:p>
          </table:table-cell>
          <table:table-cell table:style-name="ce1" office:value-type="float" office:value="541" calcext:value-type="float">
            <text:p>541</text:p>
          </table:table-cell>
          <table:table-cell table:style-name="ce1" table:formula="of:=[.R13]*[.P13]" office:value-type="float" office:value="24888" calcext:value-type="float">
            <text:p>24888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17:28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01" calcext:value-type="float">
            <text:p>601</text:p>
          </table:table-cell>
          <table:table-cell office:value-type="float" office:value="246" calcext:value-type="float">
            <text:p>246</text:p>
          </table:table-cell>
          <table:table-cell office:value-type="float" office:value="350" calcext:value-type="float">
            <text:p>350</text:p>
          </table:table-cell>
          <table:table-cell office:value-type="float" office:value="2.44308943089431" calcext:value-type="float">
            <text:p>2.44308943089431</text:p>
          </table:table-cell>
          <table:table-cell office:value-type="float" office:value="98.00796812749" calcext:value-type="float">
            <text:p>98.00796812749</text:p>
          </table:table-cell>
          <table:table-cell office:value-type="float" office:value="106.480788617886" calcext:value-type="float">
            <text:p>106.480788617886</text:p>
          </table:table-cell>
          <table:table-cell office:value-type="float" office:value="94.9719966955816" calcext:value-type="float">
            <text:p>94.971996695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9429166666667" calcext:value-type="float">
            <text:p>46.9429166666667</text:p>
          </table:table-cell>
          <table:table-cell office:value-type="float" office:value="1.66350904006828" calcext:value-type="float">
            <text:p>1.66350904006828</text:p>
          </table:table-cell>
          <table:table-cell office:value-type="float" office:value="600" calcext:value-type="float">
            <text:p>600</text:p>
          </table:table-cell>
          <table:table-cell table:formula="of:=[.R14]*[.P14]" office:value-type="float" office:value="28165.75" calcext:value-type="float">
            <text:p>28165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3:37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455" calcext:value-type="float">
            <text:p>455</text:p>
          </table:table-cell>
          <table:table-cell office:value-type="float" office:value="245" calcext:value-type="float">
            <text:p>245</text:p>
          </table:table-cell>
          <table:table-cell office:value-type="float" office:value="204" calcext:value-type="float">
            <text:p>204</text:p>
          </table:table-cell>
          <table:table-cell office:value-type="float" office:value="1.85714285714286" calcext:value-type="float">
            <text:p>1.85714285714286</text:p>
          </table:table-cell>
          <table:table-cell office:value-type="float" office:value="97.6095617529881" calcext:value-type="float">
            <text:p>97.6095617529881</text:p>
          </table:table-cell>
          <table:table-cell office:value-type="float" office:value="118.274665306122" calcext:value-type="float">
            <text:p>118.274665306122</text:p>
          </table:table-cell>
          <table:table-cell office:value-type="float" office:value="120.523153127785" calcext:value-type="float">
            <text:p>120.523153127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1343612334802" calcext:value-type="float">
            <text:p>46.1343612334802</text:p>
          </table:table-cell>
          <table:table-cell office:value-type="float" office:value="1.32832076160912" calcext:value-type="float">
            <text:p>1.32832076160912</text:p>
          </table:table-cell>
          <table:table-cell office:value-type="float" office:value="454" calcext:value-type="float">
            <text:p>454</text:p>
          </table:table-cell>
          <table:table-cell table:formula="of:=[.R15]*[.P15]" office:value-type="float" office:value="20945" calcext:value-type="float">
            <text:p>2094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25:4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10" calcext:value-type="float">
            <text:p>610</text:p>
          </table:table-cell>
          <table:table-cell office:value-type="float" office:value="237" calcext:value-type="float">
            <text:p>237</text:p>
          </table:table-cell>
          <table:table-cell office:value-type="float" office:value="359" calcext:value-type="float">
            <text:p>359</text:p>
          </table:table-cell>
          <table:table-cell office:value-type="float" office:value="2.57383966244726" calcext:value-type="float">
            <text:p>2.57383966244726</text:p>
          </table:table-cell>
          <table:table-cell office:value-type="float" office:value="94.4223107569721" calcext:value-type="float">
            <text:p>94.4223107569721</text:p>
          </table:table-cell>
          <table:table-cell office:value-type="float" office:value="42.7572151898734" calcext:value-type="float">
            <text:p>42.7572151898734</text:p>
          </table:table-cell>
          <table:table-cell office:value-type="float" office:value="52.5666266217292" calcext:value-type="float">
            <text:p>52.566626621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8.4367816091954" calcext:value-type="float">
            <text:p>48.4367816091954</text:p>
          </table:table-cell>
          <table:table-cell office:value-type="float" office:value="2.58855986740052" calcext:value-type="float">
            <text:p>2.58855986740052</text:p>
          </table:table-cell>
          <table:table-cell office:value-type="float" office:value="609" calcext:value-type="float">
            <text:p>609</text:p>
          </table:table-cell>
          <table:table-cell table:formula="of:=[.R16]*[.P16]" office:value-type="float" office:value="29498" calcext:value-type="float">
            <text:p>29498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0:32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629" calcext:value-type="float">
            <text:p>629</text:p>
          </table:table-cell>
          <table:table-cell office:value-type="float" office:value="231" calcext:value-type="float">
            <text:p>231</text:p>
          </table:table-cell>
          <table:table-cell office:value-type="float" office:value="378" calcext:value-type="float">
            <text:p>378</text:p>
          </table:table-cell>
          <table:table-cell office:value-type="float" office:value="2.72294372294372" calcext:value-type="float">
            <text:p>2.72294372294372</text:p>
          </table:table-cell>
          <table:table-cell office:value-type="float" office:value="92.0318725099602" calcext:value-type="float">
            <text:p>92.0318725099602</text:p>
          </table:table-cell>
          <table:table-cell office:value-type="float" office:value="117.111554112554" calcext:value-type="float">
            <text:p>117.111554112554</text:p>
          </table:table-cell>
          <table:table-cell office:value-type="float" office:value="104.016482284597" calcext:value-type="float">
            <text:p>104.01648228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9.2878184713376" calcext:value-type="float">
            <text:p>49.2878184713376</text:p>
          </table:table-cell>
          <table:table-cell office:value-type="float" office:value="2.93996168334409" calcext:value-type="float">
            <text:p>2.93996168334409</text:p>
          </table:table-cell>
          <table:table-cell office:value-type="float" office:value="628" calcext:value-type="float">
            <text:p>628</text:p>
          </table:table-cell>
          <table:table-cell table:formula="of:=[.R17]*[.P17]" office:value-type="float" office:value="30952.75" calcext:value-type="float">
            <text:p>30952.7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35:05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557" calcext:value-type="float">
            <text:p>557</text:p>
          </table:table-cell>
          <table:table-cell office:value-type="float" office:value="250" calcext:value-type="float">
            <text:p>250</text:p>
          </table:table-cell>
          <table:table-cell office:value-type="float" office:value="306" calcext:value-type="float">
            <text:p>306</text:p>
          </table:table-cell>
          <table:table-cell office:value-type="float" office:value="2.228" calcext:value-type="float">
            <text:p>2.228</text:p>
          </table:table-cell>
          <table:table-cell office:value-type="float" office:value="99.601593625498" calcext:value-type="float">
            <text:p>99.601593625498</text:p>
          </table:table-cell>
          <table:table-cell office:value-type="float" office:value="118.854168" calcext:value-type="float">
            <text:p>118.854168</text:p>
          </table:table-cell>
          <table:table-cell office:value-type="float" office:value="114.402724008599" calcext:value-type="float">
            <text:p>114.402724008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46.8655575539568" calcext:value-type="float">
            <text:p>46.8655575539568</text:p>
          </table:table-cell>
          <table:table-cell office:value-type="float" office:value="3.59934494618834" calcext:value-type="float">
            <text:p>3.59934494618834</text:p>
          </table:table-cell>
          <table:table-cell office:value-type="float" office:value="556" calcext:value-type="float">
            <text:p>556</text:p>
          </table:table-cell>
          <table:table-cell table:formula="of:=[.R18]*[.P18]" office:value-type="float" office:value="26057.25" calcext:value-type="float">
            <text:p>26057.2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38: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.188" calcext:value-type="float">
            <text:p>1.18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.1008" calcext:value-type="float">
            <text:p>110.1008</text:p>
          </table:table-cell>
          <table:table-cell table:style-name="ce1" office:value-type="float" office:value="138.585919533754" calcext:value-type="float">
            <text:p>138.58591953375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8614864864865" calcext:value-type="float">
            <text:p>88.8614864864865</text:p>
          </table:table-cell>
          <table:table-cell table:style-name="ce1" office:value-type="float" office:value="2.37904772138522" calcext:value-type="float">
            <text:p>2.37904772138522</text:p>
          </table:table-cell>
          <table:table-cell table:style-name="ce1" office:value-type="float" office:value="296" calcext:value-type="float">
            <text:p>296</text:p>
          </table:table-cell>
          <table:table-cell table:style-name="ce1" table:formula="of:=[.R19]*[.P19]" office:value-type="float" office:value="26303" calcext:value-type="float">
            <text:p>26303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1: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.65060240963855" calcext:value-type="float">
            <text:p>1.65060240963855</text:p>
          </table:table-cell>
          <table:table-cell table:style-name="ce1" office:value-type="float" office:value="99.203187250996" calcext:value-type="float">
            <text:p>99.203187250996</text:p>
          </table:table-cell>
          <table:table-cell table:style-name="ce1" office:value-type="float" office:value="66.1342289156626" calcext:value-type="float">
            <text:p>66.1342289156626</text:p>
          </table:table-cell>
          <table:table-cell table:style-name="ce1" office:value-type="float" office:value="105.522408386801" calcext:value-type="float">
            <text:p>105.52240838680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2.02237484161567" calcext:value-type="float">
            <text:p>2.02237484161567</text:p>
          </table:table-cell>
          <table:table-cell table:style-name="ce1" office:value-type="float" office:value="410" calcext:value-type="float">
            <text:p>410</text:p>
          </table:table-cell>
          <table:table-cell table:style-name="ce1" table:formula="of:=[.R20]*[.P20]" office:value-type="float" office:value="36449" calcext:value-type="float">
            <text:p>36449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5: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.65338645418327" calcext:value-type="float">
            <text:p>1.65338645418327</text:p>
          </table:table-cell>
          <table:table-cell table:style-name="ce1" office:value-type="float" office:value="100.4" calcext:value-type="float">
            <text:p>100.4</text:p>
          </table:table-cell>
          <table:table-cell table:style-name="ce1" office:value-type="float" office:value="85.2416772908367" calcext:value-type="float">
            <text:p>85.2416772908367</text:p>
          </table:table-cell>
          <table:table-cell table:style-name="ce1" office:value-type="float" office:value="117.202151932144" calcext:value-type="float">
            <text:p>117.2021519321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09661835749" calcext:value-type="float">
            <text:p>88.9009661835749</text:p>
          </table:table-cell>
          <table:table-cell table:style-name="ce1" office:value-type="float" office:value="2.01260497282359" calcext:value-type="float">
            <text:p>2.01260497282359</text:p>
          </table:table-cell>
          <table:table-cell table:style-name="ce1" office:value-type="float" office:value="414" calcext:value-type="float">
            <text:p>414</text:p>
          </table:table-cell>
          <table:table-cell table:style-name="ce1" table:formula="of:=[.R21]*[.P21]" office:value-type="float" office:value="36805" calcext:value-type="float">
            <text:p>36805</text:p>
          </table:table-cell>
          <table:table-cell table:style-name="ce1"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4:47: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.56060606060606" calcext:value-type="float">
            <text:p>1.56060606060606</text:p>
          </table:table-cell>
          <table:table-cell table:style-name="ce1" office:value-type="float" office:value="105.179282868526" calcext:value-type="float">
            <text:p>105.179282868526</text:p>
          </table:table-cell>
          <table:table-cell table:style-name="ce1" office:value-type="float" office:value="79.3757727272727" calcext:value-type="float">
            <text:p>79.3757727272727</text:p>
          </table:table-cell>
          <table:table-cell table:style-name="ce1" office:value-type="float" office:value="119.88442336157" calcext:value-type="float">
            <text:p>119.884423361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13]</text:p>
          </table:table-cell>
          <table:table-cell table:style-name="ce1" office:value-type="string" calcext:value-type="string">
            <text:p>[]</text:p>
          </table:table-cell>
          <table:table-cell table:style-name="ce1" office:value-type="float" office:value="88.9002433090024" calcext:value-type="float">
            <text:p>88.9002433090024</text:p>
          </table:table-cell>
          <table:table-cell table:style-name="ce1" office:value-type="float" office:value="2.01991904132355" calcext:value-type="float">
            <text:p>2.01991904132355</text:p>
          </table:table-cell>
          <table:table-cell table:style-name="ce1" office:value-type="float" office:value="411" calcext:value-type="float">
            <text:p>411</text:p>
          </table:table-cell>
          <table:table-cell table:style-name="ce1" table:formula="of:=[.R22]*[.P22]" office:value-type="float" office:value="36538" calcext:value-type="float">
            <text:p>36538</text:p>
          </table:table-cell>
          <table:table-cell table:style-name="ce1"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1:33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25" calcext:value-type="float">
            <text:p>525</text:p>
          </table:table-cell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2.09163346613546" calcext:value-type="float">
            <text:p>2.09163346613546</text:p>
          </table:table-cell>
          <table:table-cell office:value-type="float" office:value="100.4" calcext:value-type="float">
            <text:p>100.4</text:p>
          </table:table-cell>
          <table:table-cell office:value-type="float" office:value="56.7508764940239" calcext:value-type="float">
            <text:p>56.7508764940239</text:p>
          </table:table-cell>
          <table:table-cell office:value-type="float" office:value="72.5186113183541" calcext:value-type="float">
            <text:p>72.5186113183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09351145038" calcext:value-type="float">
            <text:p>52.7409351145038</text:p>
          </table:table-cell>
          <table:table-cell office:value-type="float" office:value="0.207306618219996" calcext:value-type="float">
            <text:p>0.207306618219996</text:p>
          </table:table-cell>
          <table:table-cell office:value-type="float" office:value="524" calcext:value-type="float">
            <text:p>524</text:p>
          </table:table-cell>
          <table:table-cell table:formula="of:=[.R23]*[.P23]" office:value-type="float" office:value="27636.25" calcext:value-type="float">
            <text:p>27636.2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4:18</text:p>
          </table:table-cell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532" calcext:value-type="float">
            <text:p>532</text:p>
          </table:table-cell>
          <table:table-cell office:value-type="float" office:value="242" calcext:value-type="float">
            <text:p>242</text:p>
          </table:table-cell>
          <table:table-cell office:value-type="float" office:value="282" calcext:value-type="float">
            <text:p>282</text:p>
          </table:table-cell>
          <table:table-cell office:value-type="float" office:value="2.19834710743802" calcext:value-type="float">
            <text:p>2.19834710743802</text:p>
          </table:table-cell>
          <table:table-cell office:value-type="float" office:value="96.8" calcext:value-type="float">
            <text:p>96.8</text:p>
          </table:table-cell>
          <table:table-cell office:value-type="float" office:value="94.7133925619835" calcext:value-type="float">
            <text:p>94.7133925619835</text:p>
          </table:table-cell>
          <table:table-cell office:value-type="float" office:value="103.423337908477" calcext:value-type="float">
            <text:p>103.423337908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054613936" calcext:value-type="float">
            <text:p>52.741054613936</text:p>
          </table:table-cell>
          <table:table-cell office:value-type="float" office:value="0.205938252571757" calcext:value-type="float">
            <text:p>0.205938252571757</text:p>
          </table:table-cell>
          <table:table-cell office:value-type="float" office:value="531" calcext:value-type="float">
            <text:p>531</text:p>
          </table:table-cell>
          <table:table-cell table:formula="of:=[.R24]*[.P24]" office:value-type="float" office:value="28005.5" calcext:value-type="float">
            <text:p>28005.5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8/06/2019 - 14:56:52</text:p>
          </table:table-cell>
          <table:table-cell office:value-type="float" office:value="8" calcext:value-type="float">
            <text:p>8</text:p>
          </table:table-cell>
          <table:table-cell office:value-type="float" office:value="251" calcext:value-type="float">
            <text:p>251</text:p>
          </table:table-cell>
          <table:table-cell office:value-type="float" office:value="547" calcext:value-type="float">
            <text:p>547</text:p>
          </table:table-cell>
          <table:table-cell office:value-type="float" office:value="247" calcext:value-type="float">
            <text:p>247</text:p>
          </table:table-cell>
          <table:table-cell office:value-type="float" office:value="296" calcext:value-type="float">
            <text:p>296</text:p>
          </table:table-cell>
          <table:table-cell office:value-type="float" office:value="2.21457489878542" calcext:value-type="float">
            <text:p>2.21457489878542</text:p>
          </table:table-cell>
          <table:table-cell office:value-type="float" office:value="98.406374501992" calcext:value-type="float">
            <text:p>98.406374501992</text:p>
          </table:table-cell>
          <table:table-cell office:value-type="float" office:value="137.553562753036" calcext:value-type="float">
            <text:p>137.553562753036</text:p>
          </table:table-cell>
          <table:table-cell office:value-type="float" office:value="127.568851233043" calcext:value-type="float">
            <text:p>127.568851233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[]</text:p>
          </table:table-cell>
          <table:table-cell office:value-type="float" office:value="52.7413003663004" calcext:value-type="float">
            <text:p>52.7413003663004</text:p>
          </table:table-cell>
          <table:table-cell office:value-type="float" office:value="0.203094993652607" calcext:value-type="float">
            <text:p>0.203094993652607</text:p>
          </table:table-cell>
          <table:table-cell office:value-type="float" office:value="546" calcext:value-type="float">
            <text:p>546</text:p>
          </table:table-cell>
          <table:table-cell table:formula="of:=[.R25]*[.P25]" office:value-type="float" office:value="28796.75" calcext:value-type="float">
            <text:p>28796.75</text:p>
          </table:table-cell>
          <table:table-cell table:number-columns-repeated="100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8/06/2019 - 15:00: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.36666666666667" calcext:value-type="float">
            <text:p>2.36666666666667</text:p>
          </table:table-cell>
          <table:table-cell table:style-name="ce1" office:value-type="float" office:value="95.6175298804781" calcext:value-type="float">
            <text:p>95.6175298804781</text:p>
          </table:table-cell>
          <table:table-cell table:style-name="ce1" office:value-type="float" office:value="12.9148125" calcext:value-type="float">
            <text:p>12.9148125</text:p>
          </table:table-cell>
          <table:table-cell table:style-name="ce1" office:value-type="float" office:value="20.1646358894066" calcext:value-type="float">
            <text:p>20.164635889406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13, 6, 7, 6, 7]</text:p>
          </table:table-cell>
          <table:table-cell table:style-name="ce1" office:value-type="string" calcext:value-type="string">
            <text:p>[14, 15, 14, 12]</text:p>
          </table:table-cell>
          <table:table-cell table:style-name="ce1" office:value-type="float" office:value="50.1243386243386" calcext:value-type="float">
            <text:p>50.1243386243386</text:p>
          </table:table-cell>
          <table:table-cell table:style-name="ce1" office:value-type="float" office:value="1.51861414996698" calcext:value-type="float">
            <text:p>1.51861414996698</text:p>
          </table:table-cell>
          <table:table-cell table:style-name="ce1" office:value-type="float" office:value="567" calcext:value-type="float">
            <text:p>567</text:p>
          </table:table-cell>
          <table:table-cell table:style-name="ce1" table:formula="of:=[.R26]*[.P26]" office:value-type="float" office:value="28420.5" calcext:value-type="float">
            <text:p>28420.5</text:p>
          </table:table-cell>
          <table:table-cell table:style-name="ce1"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livery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Relaca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office:value-type="string" calcext:value-type="string">
            <text:p>GainIndex</text:p>
          </table:table-cell>
          <table:table-cell office:value-type="string" calcext:value-type="string">
            <text:p>CustoEnerg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IntConfi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</text:p>
          </table:table-cell>
          <table:table-cell table:formula="of:=AVERAGE([.I2:.I5])" office:value-type="float" office:value="99.8011952191235" calcext:value-type="float">
            <text:p>99.8011952191235</text:p>
          </table:table-cell>
          <table:table-cell table:formula="of:=STDEV([.I2:.I5])" office:value-type="float" office:value="1.47306255189646" calcext:value-type="float">
            <text:p>1.47306255189646</text:p>
          </table:table-cell>
          <table:table-cell table:style-name="ce2" table:formula="of:=CONFIDENCE(0.05;[.E31];4)" office:value-type="float" office:value="1.44357477434586" calcext:value-type="float">
            <text:p>1.44357477434586</text:p>
          </table:table-cell>
          <table:table-cell table:formula="of:=AVERAGE([.H2:.H5])" office:value-type="float" office:value="1.89812915484236" calcext:value-type="float">
            <text:p>1.89812915484236</text:p>
          </table:table-cell>
          <table:table-cell table:formula="of:=STDEV([.H2:.H5])" office:value-type="float" office:value="0.176011239060056" calcext:value-type="float">
            <text:p>0.176011239060056</text:p>
          </table:table-cell>
          <table:table-cell table:style-name="ce2" table:formula="of:=CONFIDENCE(0.05;[.H31];4)" office:value-type="float" office:value="0.17248784471599" calcext:value-type="float">
            <text:p>0.17248784471599</text:p>
          </table:table-cell>
          <table:table-cell table:formula="of:=AVERAGE([.P2:.P5])" office:value-type="float" office:value="50.6381927918272" calcext:value-type="float">
            <text:p>50.6381927918272</text:p>
          </table:table-cell>
          <table:table-cell table:style-name="ce3" table:formula="of:=AVERAGE([.S2:.S5])" office:value-type="float" office:value="23951.6875" calcext:value-type="float">
            <text:p>23951.7</text:p>
          </table:table-cell>
          <table:table-cell table:formula="of:=AVERAGE([.Q2:.Q5])" office:value-type="float" office:value="2.20065605184908" calcext:value-type="float">
            <text:p>2.20065605184908</text:p>
          </table:table-cell>
          <table:table-cell table:style-name="ce2" table:formula="of:=CONFIDENCE(0.05;[.L31];5)" office:value-type="float" office:value="1.92892463350199" calcext:value-type="float">
            <text:p>1.9289246335019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QM3 w/o CD</text:p>
          </table:table-cell>
          <table:table-cell table:formula="of:=AVERAGE([.I6:.I9])" office:value-type="float" office:value="98.6035856573705" calcext:value-type="float">
            <text:p>98.6035856573705</text:p>
          </table:table-cell>
          <table:table-cell table:formula="of:=STDEV([.I6:.I9])" office:value-type="float" office:value="3.12912045878464" calcext:value-type="float">
            <text:p>3.12912045878464</text:p>
          </table:table-cell>
          <table:table-cell table:style-name="ce2" table:formula="of:=CONFIDENCE(0.05;[.E32];4)" office:value-type="float" office:value="3.06648170125267" calcext:value-type="float">
            <text:p>3.06648170125267</text:p>
          </table:table-cell>
          <table:table-cell table:formula="of:=AVERAGE([.H6:.H9])" office:value-type="float" office:value="1.98934431737042" calcext:value-type="float">
            <text:p>1.98934431737042</text:p>
          </table:table-cell>
          <table:table-cell table:formula="of:=STDEV([.H6:.H9])" office:value-type="float" office:value="0.234566504872707" calcext:value-type="float">
            <text:p>0.234566504872707</text:p>
          </table:table-cell>
          <table:table-cell table:style-name="ce2" table:formula="of:=CONFIDENCE(0.05;[.H32];4)" office:value-type="float" office:value="0.229870950764973" calcext:value-type="float">
            <text:p>0.229870950764973</text:p>
          </table:table-cell>
          <table:table-cell table:formula="of:=AVERAGE([.P6:.P9])" office:value-type="float" office:value="52.7402405662306" calcext:value-type="float">
            <text:p>52.7402405662306</text:p>
          </table:table-cell>
          <table:table-cell table:style-name="ce3" table:formula="of:=AVERAGE([.S6:.S9])" office:value-type="float" office:value="25816.375" calcext:value-type="float">
            <text:p>25816.4</text:p>
          </table:table-cell>
          <table:table-cell table:formula="of:=AVERAGE([.Q6:.Q9])" office:value-type="float" office:value="0.214932209988351" calcext:value-type="float">
            <text:p>0.214932209988351</text:p>
          </table:table-cell>
          <table:table-cell table:style-name="ce2" table:formula="of:=CONFIDENCE(0.05;[.L32];5)" office:value-type="float" office:value="0.188392926750729" calcext:value-type="float">
            <text:p>0.1883929267507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QL</text:p>
          </table:table-cell>
          <table:table-cell table:formula="of:=AVERAGE([.I10:.I13])" office:value-type="float" office:value="96.808764940239" calcext:value-type="float">
            <text:p>96.808764940239</text:p>
          </table:table-cell>
          <table:table-cell table:formula="of:=STDEV([.I10:.I13])" office:value-type="float" office:value="1.98086110900359" calcext:value-type="float">
            <text:p>1.98086110900359</text:p>
          </table:table-cell>
          <table:table-cell table:style-name="ce2" table:formula="of:=CONFIDENCE(0.05;[.E33];4)" office:value-type="float" office:value="1.94120821601155" calcext:value-type="float">
            <text:p>1.94120821601155</text:p>
          </table:table-cell>
          <table:table-cell table:formula="of:=AVERAGE([.H10:.H13])" office:value-type="float" office:value="2.28937871190165" calcext:value-type="float">
            <text:p>2.28937871190165</text:p>
          </table:table-cell>
          <table:table-cell table:formula="of:=STDEV([.H10:.H13])" office:value-type="float" office:value="0.141423948338882" calcext:value-type="float">
            <text:p>0.141423948338882</text:p>
          </table:table-cell>
          <table:table-cell table:style-name="ce2" table:formula="of:=CONFIDENCE(0.05;[.H33];4)" office:value-type="float" office:value="0.138592922647831" calcext:value-type="float">
            <text:p>0.138592922647831</text:p>
          </table:table-cell>
          <table:table-cell table:formula="of:=AVERAGE([.P10:.P13])" office:value-type="float" office:value="46.0036136035278" calcext:value-type="float">
            <text:p>46.0036136035278</text:p>
          </table:table-cell>
          <table:table-cell table:style-name="ce3" table:formula="of:=AVERAGE([.S10:.S13])" office:value-type="float" office:value="25497.5" calcext:value-type="float">
            <text:p>25497.5</text:p>
          </table:table-cell>
          <table:table-cell table:formula="of:=AVERAGE([.Q10:.Q13])" office:value-type="float" office:value="0.0849210311718241" calcext:value-type="float">
            <text:p>0.084921031171824</text:p>
          </table:table-cell>
          <table:table-cell table:style-name="ce2" table:formula="of:=CONFIDENCE(0.05;[.L33];5)" office:value-type="float" office:value="0.0744351979911103" calcext:value-type="float">
            <text:p>0.0744351979911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R</text:p>
          </table:table-cell>
          <table:table-cell table:formula="of:=AVERAGE([.I15:.I18])" office:value-type="float" office:value="95.9163346613546" calcext:value-type="float">
            <text:p>95.9163346613546</text:p>
          </table:table-cell>
          <table:table-cell table:formula="of:=STDEV([.I15:.I18])" office:value-type="float" office:value="3.35506111465067" calcext:value-type="float">
            <text:p>3.35506111465067</text:p>
          </table:table-cell>
          <table:table-cell table:style-name="ce2" table:formula="of:=CONFIDENCE(0.05;[.E34];4)" office:value-type="float" office:value="3.28789947532306" calcext:value-type="float">
            <text:p>3.28789947532306</text:p>
          </table:table-cell>
          <table:table-cell table:formula="of:=AVERAGE([.H15:.H18])" office:value-type="float" office:value="2.34548156063346" calcext:value-type="float">
            <text:p>2.34548156063346</text:p>
          </table:table-cell>
          <table:table-cell table:formula="of:=STDEV([.H15:.H18])" office:value-type="float" office:value="0.385962741317385" calcext:value-type="float">
            <text:p>0.385962741317385</text:p>
          </table:table-cell>
          <table:table-cell table:style-name="ce2" table:formula="of:=CONFIDENCE(0.05;[.H34];4)" office:value-type="float" office:value="0.378236536178212" calcext:value-type="float">
            <text:p>0.378236536178212</text:p>
          </table:table-cell>
          <table:table-cell table:formula="of:=AVERAGE([.P15:.P18])" office:value-type="float" office:value="47.6811297169925" calcext:value-type="float">
            <text:p>47.6811297169925</text:p>
          </table:table-cell>
          <table:table-cell table:style-name="ce3" table:formula="of:=AVERAGE([.S15:.S18])" office:value-type="float" office:value="26863.25" calcext:value-type="float">
            <text:p>26863.3</text:p>
          </table:table-cell>
          <table:table-cell table:formula="of:=AVERAGE([.Q15:.Q18])" office:value-type="float" office:value="2.61404681463552" calcext:value-type="float">
            <text:p>2.61404681463552</text:p>
          </table:table-cell>
          <table:table-cell table:style-name="ce2" table:formula="of:=CONFIDENCE(0.05;[.L34];5)" office:value-type="float" office:value="2.29127095515044" calcext:value-type="float">
            <text:p>2.291270955150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xGain</text:p>
          </table:table-cell>
          <table:table-cell table:formula="of:=AVERAGE([.I19:.I21])" office:value-type="float" office:value="99.8677290836653" calcext:value-type="float">
            <text:p>99.8677290836653</text:p>
          </table:table-cell>
          <table:table-cell table:formula="of:=STDEV([.I19:.I22])" office:value-type="float" office:value="2.70196696736236" calcext:value-type="float">
            <text:p>2.70196696736236</text:p>
          </table:table-cell>
          <table:table-cell table:style-name="ce2" table:formula="of:=CONFIDENCE(0.05;[.E35];4)" office:value-type="float" office:value="2.64787897172357" calcext:value-type="float">
            <text:p>2.64787897172357</text:p>
          </table:table-cell>
          <table:table-cell table:formula="of:=AVERAGE([.H19:.H22])" office:value-type="float" office:value="1.51314873110697" calcext:value-type="float">
            <text:p>1.51314873110697</text:p>
          </table:table-cell>
          <table:table-cell table:formula="of:=STDEV([.H19:.H22])" office:value-type="float" office:value="0.221008316720695" calcext:value-type="float">
            <text:p>0.221008316720695</text:p>
          </table:table-cell>
          <table:table-cell table:style-name="ce2" table:formula="of:=CONFIDENCE(0.05;[.H35];4)" office:value-type="float" office:value="0.216584170528192" calcext:value-type="float">
            <text:p>0.216584170528192</text:p>
          </table:table-cell>
          <table:table-cell table:formula="of:=AVERAGE([.P19:.P22])" office:value-type="float" office:value="88.890673994766" calcext:value-type="float">
            <text:p>88.890673994766</text:p>
          </table:table-cell>
          <table:table-cell table:style-name="ce3" table:formula="of:=AVERAGE([.S19:.S22])" office:value-type="float" office:value="34023.75" calcext:value-type="float">
            <text:p>34023.8</text:p>
          </table:table-cell>
          <table:table-cell table:formula="of:=AVERAGE([.Q19:.Q22])" office:value-type="float" office:value="2.10848664428701" calcext:value-type="float">
            <text:p>2.10848664428701</text:p>
          </table:table-cell>
          <table:table-cell table:style-name="ce2" table:formula="of:=CONFIDENCE(0.05;[.L35];5)" office:value-type="float" office:value="1.84813607022224" calcext:value-type="float">
            <text:p>1.84813607022224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number:number-style style:name="N130">
      <number:number number:decimal-places="17" loext:min-decimal-places="17" number:min-integer-digits="1"/>
    </number:number-style>
    <number:number-style style:name="N131">
      <number:number number:decimal-places="18" loext:min-decimal-places="18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 style:data-style-name="N2" text:time-value="18:34:02.5939544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dc:date>2019-06-18T18:43:08.541076466</dc:date>
    <dc:creator>Wendley Silva</dc:creator>
    <meta:editing-duration>PT10M15S</meta:editing-duration>
    <meta:editing-cycles>2</meta:editing-cycles>
    <meta:document-statistic meta:table-count="1" meta:cell-count="563" meta:object-count="0"/>
  </office:meta>
</office:document-meta>
</file>